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07d94a" officeooo:paragraph-rsid="0007d94a"/>
    </style:style>
    <style:style style:name="P2" style:family="paragraph" style:parent-style-name="Standard">
      <style:text-properties officeooo:rsid="0007d94a" officeooo:paragraph-rsid="0007d94a"/>
    </style:style>
    <style:style style:name="P3" style:family="paragraph" style:parent-style-name="Standard">
      <style:text-properties officeooo:rsid="000911e7" officeooo:paragraph-rsid="000911e7"/>
    </style:style>
    <style:style style:name="P4" style:family="paragraph" style:parent-style-name="Standard">
      <style:text-properties officeooo:rsid="0009b214" officeooo:paragraph-rsid="0009b2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text:a xlink:type="simple" xlink:href="mailto:a.van.burren@computerworld.com" text:style-name="Internet_20_link" text:visited-style-name="Visited_20_Internet_20_Link">a.van.burren@computerworld.com</text:a></text:p>
      <text:p text:style-name="P2">From: <text:a xlink:type="simple" xlink:href="mailto:schmidt@KXP.at" text:style-name="Internet_20_link" text:visited-style-name="Visited_20_Internet_20_Link">schmidt@KXP.at</text:a></text:p>
      <text:p text:style-name="P2">Subject: About our recent order</text:p>
      <text:p text:style-name="P2"/>
      <text:p text:style-name="P2">Dear Mr Van Burren,</text:p>
      <text:p text:style-name="P2"/>
      <text:p text:style-name="P2">I am writing to you because of a order we recently placed. Today your monitors have been delivered to us with many problems and a very long delay.</text:p>
      <text:p text:style-name="P2"/>
      <text:p text:style-name="P2">The order in question is number X9885Y dated 21 December of 2018 for 8 LED flat-screen monitors.</text:p>
      <text:p text:style-name="P2"/>
      <text:p text:style-name="P2">First of all six monitors have been delivered of which three were scratched. Adding to that they just arrived today, which makes the delay obvious. Furthermore all the instructions are in Chinese or Japanese only. Of course we would have contacted the support line, but we didn’t get an answer.</text:p>
      <text:p text:style-name="P2"/>
      <text:p text:style-name="P3">Now, we do not know what is going on at your company. Maybe you have internal problems or problems with your delivery. The inconvenience is marginal, however this incident has caused a whole lot of confusion and frustration. We tried getting in contact with, but with no avail.</text:p>
      <text:p text:style-name="P3"/>
      <text:p text:style-name="P4">Please consider the following proposal: five new monitors, because in the end only three are usable, all instructions in English only and a call out of courtesy. Please meet our demands or we will have to part ways in the future.</text:p>
      <text:p text:style-name="P4"/>
      <text:p text:style-name="P4">Thank you for your time and effort.</text:p>
      <text:p text:style-name="P4"/>
      <text:p text:style-name="P4">Kind regards,</text:p>
      <text:p text:style-name="P4">Lukas Schmidt</text:p>
      <text:p text:style-name="P4">KXP Systems intern</text:p>
      <text:p text:style-name="P4"/>
      <text:p text:style-name="P4">Schmi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7d94a" officeooo:paragraph-rsid="0007d94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chmidt<text:tab/>4AHI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08:18:27.614212114</meta:creation-date>
    <dc:date>2019-01-25T08:38:23.462700709</dc:date>
    <meta:editing-duration>PT18M10S</meta:editing-duration>
    <meta:editing-cycles>4</meta:editing-cycles>
    <meta:generator>LibreOffice/6.0.7.3.0$Linux_X86_64 LibreOffice_project/00m0$Build-3</meta:generator>
    <meta:document-statistic meta:table-count="0" meta:image-count="0" meta:object-count="0" meta:page-count="1" meta:paragraph-count="15" meta:word-count="214" meta:character-count="1245" meta:non-whitespace-character-count="1046"/>
  </office:meta>
</office:document-meta>
</file>